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ParseException.RequestParseException( String message , Exception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arseException.RequestPars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